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5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5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5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5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1.5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40.60pt" fo:text-indent="-5.40pt">
        <style:tab-stops>
          <style:tab-stop style:position="55.75pt" style:type="center"/>
          <style:tab-stop style:position="32855.90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 fo:margin-left="40.60pt" fo:text-indent="-5.40pt">
        <style:tab-stops>
          <style:tab-stop style:position="55.75pt" style:type="center"/>
          <style:tab-stop style:position="32855.90pt"/>
        </style:tab-stops>
      </style:paragraph-properties>
    </style:style>
    <style:style style:name="P7" style:family="paragraph">
      <style:paragraph-properties fo:line-height="100.00%" fo:text-align="left" fo:margin-left="40.60pt" fo:text-indent="-5.40pt">
        <style:tab-stops>
          <style:tab-stop style:position="55.75pt" style:type="center"/>
          <style:tab-stop style:position="32855.90pt"/>
        </style:tab-stops>
      </style:paragraph-properties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40.60pt" fo:text-indent="-5.40pt">
        <style:tab-stops>
          <style:tab-stop style:position="55.75pt" style:type="center"/>
          <style:tab-stop style:position="32855.90pt"/>
        </style:tab-stops>
      </style:paragraph-properties>
    </style:style>
    <style:style style:name="P10" style:family="paragraph">
      <style:paragraph-properties fo:line-height="100.00%" fo:text-align="left" fo:margin-left="0.00pt" fo:text-indent="66.75pt"/>
    </style:style>
    <style:style style:name="P11" style:family="paragraph">
      <style:paragraph-properties fo:line-height="100.00%" fo:text-align="left" fo:margin-left="0.00pt" fo:text-indent="48.75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36.00pt" fo:text-indent="0.00pt"/>
    </style:style>
    <style:style style:name="P14" style:family="paragraph">
      <style:paragraph-properties fo:line-height="100.00%" fo:text-align="left" fo:margin-left="40.60pt" fo:text-indent="-5.40pt">
        <style:tab-stops>
          <style:tab-stop style:position="55.90pt" style:type="center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 fo:margin-left="40.60pt" fo:text-indent="-5.40pt">
        <style:tab-stops>
          <style:tab-stop style:position="55.90pt" style:type="center"/>
        </style:tab-stops>
      </style:paragraph-properties>
    </style:style>
    <style:style style:name="P17" style:family="paragraph">
      <style:paragraph-properties fo:line-height="100.00%" fo:text-align="left" fo:margin-left="40.60pt" fo:text-indent="-5.40pt">
        <style:tab-stops>
          <style:tab-stop style:position="55.90pt" style:type="center"/>
        </style:tab-stops>
      </style:paragraph-properties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 fo:margin-left="40.60pt" fo:text-indent="-5.40pt">
        <style:tab-stops>
          <style:tab-stop style:position="55.90pt" style:type="center"/>
        </style:tab-stops>
      </style:paragraph-properties>
    </style:style>
    <style:style style:name="P20" style:family="paragraph">
      <style:paragraph-properties fo:line-height="100.00%" fo:text-align="center"/>
    </style:style>
    <style:style style:name="TableColumn0100" style:family="table-column">
      <style:table-column-properties style:column-width="1.338194in"/>
    </style:style>
    <style:style style:name="TableColumn0101" style:family="table-column">
      <style:table-column-properties style:column-width="1.503472in"/>
    </style:style>
    <style:style style:name="Table01" style:family="table">
      <style:table-properties style:width="2.8416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olumn0200" style:family="table-column">
      <style:table-column-properties style:column-width="1.340278in"/>
    </style:style>
    <style:style style:name="Table02" style:family="table">
      <style:table-properties style:width="1.340278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</office:automatic-styles>
  <office:body>
    <office:text>
      <text:p text:style-name="P1"><text:span text:style-name="T1">Отчет о блюдах</text:span></text:p>
      <text:p text:style-name="P1"><text:span text:style-name="T2">{date}</text:span></text:p>
      <text:p text:style-name="P1"><text:span text:style-name="T3"/></text:p>
      <text:p text:style-name="P2"><text:span text:style-name="T4">Список наиболее популярных блюд</text:span><text:span text:style-name="T5"> </text:span><text:span text:style-name="T6">:</text:span></text:p>
      <text:p text:style-name="P3"><text:span text:style-name="T7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8">Блюдо</text:span><text:span text:style-name="T9"/></text:p>
          </table:table-cell>
          <table:table-cell table:style-name="TableCell010001">
            <text:p text:style-name="P5"><text:span text:style-name="T10">Кол-во порций</text:span><text:span text:style-name="T11"/></text:p>
          </table:table-cell>
        </table:table-row>
        <table:table-row table:style-name="TableRow0101">
          <table:table-cell table:style-name="TableCell010100">
            <text:p text:style-name="P8"><text:span text:style-name="T12">[!-- BEGIN row.articles --]</text:span><text:span text:style-name="T13">{username1}</text:span></text:p>
            <text:p text:style-name="P8"><text:span text:style-name="T14"/></text:p>
          </table:table-cell>
          <table:table-cell table:style-name="TableCell010101">
            <text:p text:style-name="P8"><text:span text:style-name="T15">{numb1}[!-- END row.articles --]</text:span><text:span text:style-name="T16"/></text:p>
          </table:table-cell>
        </table:table-row>
      </table:table>
      <text:p text:style-name="P10"><text:span text:style-name="T17"><text:line-break/></text:span><text:span text:style-name="T18"/></text:p>
      <text:p text:style-name="P12"><text:span text:style-name="T19">Список блюд не заказываемых клиентами</text:span><text:span text:style-name="T20">:</text:span></text:p>
      <text:p text:style-name="P13"><text:span text:style-name="T21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5"><text:span text:style-name="T22">Блюдо</text:span><text:span text:style-name="T23"/></text:p>
          </table:table-cell>
        </table:table-row>
        <table:table-row table:style-name="TableRow0201">
          <table:table-cell table:style-name="TableCell020100">
            <text:p text:style-name="P18"><text:span text:style-name="T24">[!-- BEGIN row.articless --]</text:span><text:span text:style-name="T25">{username2}[!-- END row.arcticless --]</text:span></text:p>
            <text:p text:style-name="P18"><text:span text:style-name="T26"/></text:p>
          </table:table-cell>
        </table:table-row>
      </table:table>
      <text:p text:style-name="P20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